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Open Sans Light" svg:font-family="'Open Sans Light'"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Open Sans Light" fo:font-weight="bold" officeooo:rsid="000a49dd" officeooo:paragraph-rsid="000a49dd" style:font-weight-asian="bold" style:font-weight-complex="bold"/>
    </style:style>
    <style:style style:name="P2" style:family="paragraph" style:parent-style-name="Standard">
      <style:text-properties style:font-name="Open Sans Light" fo:font-size="16pt" fo:font-weight="bold" officeooo:rsid="000a49dd" officeooo:paragraph-rsid="000a49dd" style:font-size-asian="16pt" style:font-weight-asian="bold" style:font-size-complex="16pt" style:font-weight-complex="bold"/>
    </style:style>
    <style:style style:name="P3" style:family="paragraph" style:parent-style-name="Standard">
      <style:paragraph-properties fo:text-align="justify" style:justify-single-word="false"/>
      <style:text-properties fo:color="#666666" style:font-name="Open Sans Light" fo:font-weight="bold" officeooo:rsid="000be064" officeooo:paragraph-rsid="000be064" style:font-weight-asian="bold" style:font-weight-complex="bold"/>
    </style:style>
    <style:style style:name="P4" style:family="paragraph" style:parent-style-name="Standard">
      <style:paragraph-properties fo:text-align="justify" style:justify-single-word="false"/>
      <style:text-properties fo:color="#666666" style:font-name="Open Sans Light" fo:font-size="11pt" fo:font-weight="bold" officeooo:rsid="000be064" officeooo:paragraph-rsid="000be064" style:font-size-asian="11pt" style:font-weight-asian="bold" style:font-size-complex="11pt" style:font-weight-complex="bold"/>
    </style:style>
    <style:style style:name="P5" style:family="paragraph" style:parent-style-name="Standard">
      <style:paragraph-properties fo:text-align="justify" style:justify-single-word="false"/>
      <style:text-properties fo:color="#666666" style:font-name="Open Sans Light" fo:font-size="11pt" fo:font-weight="bold" officeooo:rsid="000cc31c" officeooo:paragraph-rsid="000be064" style:font-size-asian="11pt" style:font-weight-asian="bold" style:font-size-complex="11pt" style:font-weight-complex="bold"/>
    </style:style>
    <style:style style:name="P6" style:family="paragraph" style:parent-style-name="Standard">
      <style:paragraph-properties fo:text-align="justify" style:justify-single-word="false"/>
      <style:text-properties fo:color="#666666" style:font-name="Open Sans Light" fo:font-size="11pt" fo:font-weight="normal" officeooo:rsid="000be064" officeooo:paragraph-rsid="000be064" style:font-size-asian="11pt" style:font-weight-asian="normal" style:font-size-complex="11pt" style:font-weight-complex="normal"/>
    </style:style>
    <style:style style:name="P7" style:family="paragraph" style:parent-style-name="Standard">
      <style:paragraph-properties fo:text-align="justify" style:justify-single-word="false"/>
      <style:text-properties fo:color="#666666" style:font-name="Open Sans Light" fo:font-size="12pt" fo:font-weight="bold" officeooo:rsid="000cc31c" officeooo:paragraph-rsid="000cc31c" style:font-size-asian="12pt" style:font-weight-asian="bold" style:font-size-complex="12pt" style:font-weight-complex="bold"/>
    </style:style>
    <style:style style:name="P8" style:family="paragraph" style:parent-style-name="Standard">
      <style:paragraph-properties fo:text-align="justify" style:justify-single-word="false"/>
      <style:text-properties fo:color="#000000" style:font-name="Open Sans Light" fo:font-size="12pt" fo:font-weight="bold" officeooo:rsid="000be064" officeooo:paragraph-rsid="000be064" style:font-size-asian="10.5pt" style:font-weight-asian="bold" style:font-size-complex="12pt" style:font-weight-complex="bold"/>
    </style:style>
    <style:style style:name="P9" style:family="paragraph" style:parent-style-name="Standard">
      <style:paragraph-properties fo:text-align="justify" style:justify-single-word="false"/>
      <style:text-properties fo:color="#000000" style:font-name="Open Sans Light" fo:font-size="12pt" fo:font-weight="bold" officeooo:rsid="000be064" officeooo:paragraph-rsid="000cc31c" style:font-size-asian="10.5pt" style:font-weight-asian="bold" style:font-size-complex="12pt" style:font-weight-complex="bold"/>
    </style:style>
    <style:style style:name="P10" style:family="paragraph" style:parent-style-name="Standard">
      <style:paragraph-properties fo:text-align="justify" style:justify-single-word="false"/>
      <style:text-properties fo:color="#000000" style:font-name="Open Sans Light" fo:font-size="12pt" fo:font-weight="bold" officeooo:rsid="000be064" officeooo:paragraph-rsid="0010138d" style:font-size-asian="10.5pt" style:font-weight-asian="bold" style:font-size-complex="12pt" style:font-weight-complex="bold"/>
    </style:style>
    <style:style style:name="P11" style:family="paragraph" style:parent-style-name="Standard">
      <style:paragraph-properties fo:text-align="justify" style:justify-single-word="false"/>
      <style:text-properties fo:color="#000000" style:font-name="Open Sans Light" fo:font-size="12pt" fo:font-weight="bold" officeooo:rsid="000be064" officeooo:paragraph-rsid="0011de29" style:font-size-asian="10.5pt" style:font-weight-asian="bold" style:font-size-complex="12pt" style:font-weight-complex="bold"/>
    </style:style>
    <style:style style:name="P12" style:family="paragraph" style:parent-style-name="Standard">
      <style:paragraph-properties fo:text-align="justify" style:justify-single-word="false"/>
      <style:text-properties fo:color="#000000" style:font-name="Open Sans Light" fo:font-size="12pt" fo:font-weight="bold" officeooo:rsid="000be064" officeooo:paragraph-rsid="0012f706" style:font-size-asian="10.5pt" style:font-weight-asian="bold" style:font-size-complex="12pt" style:font-weight-complex="bold"/>
    </style:style>
    <style:style style:name="P13" style:family="paragraph" style:parent-style-name="Standard">
      <style:paragraph-properties fo:text-align="justify" style:justify-single-word="false"/>
      <style:text-properties fo:color="#000000" style:font-name="Open Sans Light" fo:font-size="12pt" fo:font-weight="bold" officeooo:rsid="000be064" officeooo:paragraph-rsid="0013527f" style:font-size-asian="10.5pt" style:font-weight-asian="bold" style:font-size-complex="12pt" style:font-weight-complex="bold"/>
    </style:style>
    <style:style style:name="P14" style:family="paragraph" style:parent-style-name="Standard">
      <style:paragraph-properties fo:text-align="justify" style:justify-single-word="false"/>
      <style:text-properties fo:color="#000000" style:font-name="Open Sans Light" fo:font-size="12pt" fo:font-weight="bold" officeooo:rsid="000be064" officeooo:paragraph-rsid="00136581" style:font-size-asian="10.5pt" style:font-weight-asian="bold" style:font-size-complex="12pt" style:font-weight-complex="bold"/>
    </style:style>
    <style:style style:name="P15" style:family="paragraph" style:parent-style-name="Standard">
      <style:paragraph-properties fo:text-align="justify" style:justify-single-word="false"/>
      <style:text-properties fo:color="#000000" style:font-name="Open Sans Light" fo:font-size="12pt" fo:font-weight="bold" officeooo:rsid="000be064" officeooo:paragraph-rsid="00176d45" style:font-size-asian="10.5pt" style:font-weight-asian="bold" style:font-size-complex="12pt" style:font-weight-complex="bold"/>
    </style:style>
    <style:style style:name="P16" style:family="paragraph" style:parent-style-name="Standard">
      <style:paragraph-properties fo:text-align="justify" style:justify-single-word="false"/>
      <style:text-properties fo:color="#000000" style:font-name="Open Sans Light" fo:font-size="12pt" fo:font-weight="bold" officeooo:rsid="000be064" officeooo:paragraph-rsid="0018af93" style:font-size-asian="10.5pt" style:font-weight-asian="bold" style:font-size-complex="12pt" style:font-weight-complex="bold"/>
    </style:style>
    <style:style style:name="P17" style:family="paragraph" style:parent-style-name="Standard">
      <style:paragraph-properties fo:text-align="justify" style:justify-single-word="false"/>
      <style:text-properties fo:color="#000000" style:font-name="Open Sans Light" fo:font-size="12pt" fo:font-weight="bold" officeooo:rsid="000be064" officeooo:paragraph-rsid="0018d18a" style:font-size-asian="10.5pt" style:font-weight-asian="bold" style:font-size-complex="12pt" style:font-weight-complex="bold"/>
    </style:style>
    <style:style style:name="P18" style:family="paragraph" style:parent-style-name="Standard">
      <style:paragraph-properties fo:text-align="justify" style:justify-single-word="false"/>
      <style:text-properties fo:color="#000000" style:font-name="Open Sans Light" fo:font-size="12pt" fo:font-weight="bold" officeooo:rsid="000be064" officeooo:paragraph-rsid="001ba40a" style:font-size-asian="10.5pt" style:font-weight-asian="bold" style:font-size-complex="12pt" style:font-weight-complex="bold"/>
    </style:style>
    <style:style style:name="P19" style:family="paragraph" style:parent-style-name="Standard">
      <style:paragraph-properties fo:text-align="justify" style:justify-single-word="false"/>
      <style:text-properties fo:color="#000000" style:font-name="Open Sans Light" fo:font-size="12pt" fo:font-weight="bold" officeooo:rsid="000be064" officeooo:paragraph-rsid="0023120a" style:font-size-asian="10.5pt" style:font-weight-asian="bold" style:font-size-complex="12pt" style:font-weight-complex="bold"/>
    </style:style>
    <style:style style:name="P20" style:family="paragraph" style:parent-style-name="Standard">
      <style:paragraph-properties fo:text-align="justify" style:justify-single-word="false"/>
      <style:text-properties fo:color="#000000" style:font-name="Open Sans Light" fo:font-size="12pt" fo:font-weight="bold" officeooo:rsid="000cc31c" officeooo:paragraph-rsid="000cc31c" style:font-size-asian="12pt" style:font-weight-asian="bold" style:font-size-complex="12pt" style:font-weight-complex="bold"/>
    </style:style>
    <style:style style:name="P21" style:family="paragraph" style:parent-style-name="Standard">
      <style:paragraph-properties fo:text-align="justify" style:justify-single-word="false"/>
      <style:text-properties fo:color="#000000" style:font-name="Open Sans Light" fo:font-size="12pt" fo:font-weight="normal" officeooo:rsid="0023541a" officeooo:paragraph-rsid="0023541a"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fo:color="#0066cc" style:font-name="Open Sans Light" fo:font-size="12pt" fo:font-weight="bold" officeooo:rsid="000be064" officeooo:paragraph-rsid="000be064" style:font-size-asian="10.5pt" style:font-weight-asian="bold" style:font-size-complex="12pt" style:font-weight-complex="bold"/>
    </style:style>
    <style:style style:name="P23" style:family="paragraph" style:parent-style-name="Standard">
      <style:paragraph-properties fo:text-align="justify" style:justify-single-word="false"/>
      <style:text-properties fo:color="#0066cc" style:font-name="Open Sans Light" fo:font-size="12pt" fo:font-weight="bold" officeooo:rsid="000be064" officeooo:paragraph-rsid="00156920" style:font-size-asian="10.5pt" style:font-weight-asian="bold" style:font-size-complex="12pt" style:font-weight-complex="bold"/>
    </style:style>
    <style:style style:name="P24" style:family="paragraph" style:parent-style-name="Standard">
      <style:paragraph-properties fo:text-align="justify" style:justify-single-word="false"/>
      <style:text-properties fo:color="#0066cc" style:font-name="Open Sans Light" fo:font-size="12pt" fo:font-weight="bold" officeooo:rsid="000be064" officeooo:paragraph-rsid="00165c0a" style:font-size-asian="10.5pt" style:font-weight-asian="bold" style:font-size-complex="12pt" style:font-weight-complex="bold"/>
    </style:style>
    <style:style style:name="P25" style:family="paragraph" style:parent-style-name="Standard">
      <style:paragraph-properties fo:text-align="justify" style:justify-single-word="false"/>
      <style:text-properties fo:color="#333333" style:font-name="Open Sans Light" fo:font-size="12pt" fo:font-weight="bold" officeooo:rsid="000cc31c" officeooo:paragraph-rsid="000cc31c" style:font-size-asian="12pt" style:font-weight-asian="bold" style:font-size-complex="12pt" style:font-weight-complex="bold"/>
    </style:style>
    <style:style style:name="P26" style:family="paragraph" style:parent-style-name="Standard">
      <style:paragraph-properties fo:text-align="justify" style:justify-single-word="false"/>
      <style:text-properties fo:color="#333333" style:font-name="Open Sans Light" fo:font-size="12pt" fo:font-weight="bold" officeooo:rsid="000cc31c" officeooo:paragraph-rsid="000d16fa" style:font-size-asian="12pt" style:font-weight-asian="bold" style:font-size-complex="12pt" style:font-weight-complex="bold"/>
    </style:style>
    <style:style style:name="P27" style:family="paragraph" style:parent-style-name="Standard">
      <style:paragraph-properties fo:text-align="justify" style:justify-single-word="false"/>
      <style:text-properties fo:color="#333333" style:font-name="Open Sans Light" fo:font-size="12pt" fo:font-weight="bold" officeooo:rsid="000cc31c" officeooo:paragraph-rsid="000e3507" style:font-size-asian="12pt" style:font-weight-asian="bold" style:font-size-complex="12pt" style:font-weight-complex="bold"/>
    </style:style>
    <style:style style:name="P28" style:family="paragraph" style:parent-style-name="Standard">
      <style:paragraph-properties fo:text-align="justify" style:justify-single-word="false"/>
      <style:text-properties fo:color="#006699" style:font-name="Open Sans Light" fo:font-size="12pt" fo:font-weight="bold" officeooo:rsid="000be064" officeooo:paragraph-rsid="000be064" style:font-size-asian="10.5pt" style:font-weight-asian="bold" style:font-size-complex="12pt" style:font-weight-complex="bold"/>
    </style:style>
    <style:style style:name="P29" style:family="paragraph" style:parent-style-name="Standard">
      <style:paragraph-properties fo:text-align="justify" style:justify-single-word="false"/>
      <style:text-properties fo:color="#006699" style:font-name="Open Sans Light" fo:font-size="12pt" fo:font-weight="bold" officeooo:rsid="001f517a" officeooo:paragraph-rsid="001f517a" style:font-size-asian="10.5pt" style:font-weight-asian="bold" style:font-size-complex="12pt" style:font-weight-complex="bold"/>
    </style:style>
    <style:style style:name="P30" style:family="paragraph" style:parent-style-name="Standard">
      <style:paragraph-properties fo:text-align="justify" style:justify-single-word="false"/>
      <style:text-properties fo:color="#006699" style:font-name="Open Sans Light" fo:font-size="12pt" fo:font-weight="bold" officeooo:rsid="001f517a" officeooo:paragraph-rsid="0022d71a" style:font-size-asian="10.5pt" style:font-weight-asian="bold" style:font-size-complex="12pt" style:font-weight-complex="bold"/>
    </style:style>
    <style:style style:name="P31" style:family="paragraph" style:parent-style-name="Standard">
      <style:paragraph-properties fo:text-align="justify" style:justify-single-word="false"/>
      <style:text-properties fo:color="#006699" style:font-name="Open Sans Light" fo:font-size="12pt" fo:font-weight="bold" officeooo:rsid="001f517a" officeooo:paragraph-rsid="0023120a" style:font-size-asian="10.5pt" style:font-weight-asian="bold" style:font-size-complex="12pt" style:font-weight-complex="bold"/>
    </style:style>
    <style:style style:name="P32" style:family="paragraph" style:parent-style-name="Standard">
      <style:paragraph-properties fo:text-align="justify" style:justify-single-word="false"/>
      <style:text-properties fo:color="#006699" style:font-name="Open Sans Light" fo:font-size="12pt" fo:font-weight="normal" officeooo:rsid="0023541a" officeooo:paragraph-rsid="0023541a" style:font-size-asian="10.5pt" style:font-weight-asian="normal" style:font-size-complex="12pt" style:font-weight-complex="normal"/>
    </style:style>
    <style:style style:name="P33" style:family="paragraph" style:parent-style-name="Standard">
      <style:paragraph-properties fo:text-align="justify" style:justify-single-word="false"/>
      <style:text-properties fo:color="#666666" style:font-name="Open Sans Light" fo:font-weight="normal" officeooo:rsid="000be064" officeooo:paragraph-rsid="000be064" style:font-weight-asian="normal" style:font-weight-complex="normal"/>
    </style:style>
    <style:style style:name="P34" style:family="paragraph" style:parent-style-name="Standard">
      <style:paragraph-properties fo:text-align="justify" style:justify-single-word="false"/>
      <style:text-properties fo:color="#666666" style:font-name="Open Sans Light" fo:font-size="12pt" fo:font-weight="normal" officeooo:rsid="000be064" officeooo:paragraph-rsid="000cc31c" style:font-size-asian="10.5pt" style:font-weight-asian="normal" style:font-size-complex="12pt" style:font-weight-complex="normal"/>
    </style:style>
    <style:style style:name="P35" style:family="paragraph" style:parent-style-name="Standard">
      <style:paragraph-properties fo:text-align="justify" style:justify-single-word="false"/>
      <style:text-properties fo:color="#333333" style:font-name="Open Sans Light" fo:font-size="12pt" fo:font-weight="normal" officeooo:rsid="000be064" officeooo:paragraph-rsid="000cc31c" style:font-size-asian="10.5pt" style:font-weight-asian="normal" style:font-size-complex="12pt" style:font-weight-complex="normal"/>
    </style:style>
    <style:style style:name="P36" style:family="paragraph" style:parent-style-name="Standard">
      <style:paragraph-properties fo:text-align="justify" style:justify-single-word="false"/>
      <style:text-properties fo:color="#333333" style:font-name="Open Sans Light" fo:font-size="12pt" fo:font-weight="normal" officeooo:rsid="000cc31c" officeooo:paragraph-rsid="000cc31c"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fo:color="#333333" style:font-name="Open Sans Light" fo:font-size="12pt" fo:font-weight="normal" officeooo:rsid="000d16fa" officeooo:paragraph-rsid="000cc31c" style:font-size-asian="10.5pt" style:font-weight-asian="normal" style:font-size-complex="12pt" style:font-weight-complex="normal"/>
    </style:style>
    <style:style style:name="P38" style:family="paragraph" style:parent-style-name="Standard">
      <style:paragraph-properties fo:text-align="justify" style:justify-single-word="false"/>
      <style:text-properties fo:color="#000000" style:font-name="Open Sans Light" fo:font-size="12pt" fo:font-weight="normal" officeooo:rsid="000d16fa" officeooo:paragraph-rsid="000cc31c" style:font-size-asian="10.5pt" style:font-weight-asian="normal" style:font-size-complex="12pt" style:font-weight-complex="normal"/>
    </style:style>
    <style:style style:name="P39" style:family="paragraph" style:parent-style-name="Standard">
      <style:paragraph-properties fo:text-align="justify" style:justify-single-word="false"/>
      <style:text-properties fo:color="#000000" style:font-name="Open Sans Light" fo:font-size="12pt" fo:font-weight="normal" officeooo:rsid="000cc31c" officeooo:paragraph-rsid="000cc31c" style:font-size-asian="10.5pt" style:font-weight-asian="normal" style:font-size-complex="12pt" style:font-weight-complex="normal"/>
    </style:style>
    <style:style style:name="P40" style:family="paragraph" style:parent-style-name="Standard">
      <style:paragraph-properties fo:text-align="justify" style:justify-single-word="false"/>
      <style:text-properties fo:color="#000000" style:font-name="Open Sans Light" fo:font-size="12pt" fo:font-weight="normal" officeooo:rsid="0010138d" officeooo:paragraph-rsid="0012f706" style:font-size-asian="10.5pt" style:font-weight-asian="normal" style:font-size-complex="12pt" style:font-weight-complex="normal"/>
    </style:style>
    <style:style style:name="P41" style:family="paragraph" style:parent-style-name="Standard">
      <style:paragraph-properties fo:text-align="justify" style:justify-single-word="false"/>
      <style:text-properties fo:color="#000000" style:font-name="Open Sans Light" fo:font-size="12pt" fo:font-weight="normal" officeooo:rsid="0010138d" officeooo:paragraph-rsid="0010138d" style:font-size-asian="10.5pt" style:font-weight-asian="normal" style:font-size-complex="12pt" style:font-weight-complex="normal"/>
    </style:style>
    <style:style style:name="P42" style:family="paragraph" style:parent-style-name="Standard">
      <style:paragraph-properties fo:text-align="justify" style:justify-single-word="false"/>
      <style:text-properties fo:color="#000000" style:font-name="Open Sans Light" fo:font-size="12pt" fo:font-weight="normal" officeooo:rsid="000be064" officeooo:paragraph-rsid="0011de29" style:font-size-asian="10.5pt" style:font-weight-asian="normal" style:font-size-complex="12pt" style:font-weight-complex="normal"/>
    </style:style>
    <style:style style:name="P43" style:family="paragraph" style:parent-style-name="Standard">
      <style:paragraph-properties fo:text-align="justify" style:justify-single-word="false"/>
      <style:text-properties fo:color="#000000" style:font-name="Open Sans Light" fo:font-size="12pt" fo:font-weight="normal" officeooo:rsid="0013527f" officeooo:paragraph-rsid="000be064" style:font-size-asian="10.5pt" style:font-weight-asian="normal" style:font-size-complex="12pt" style:font-weight-complex="normal"/>
    </style:style>
    <style:style style:name="P44" style:family="paragraph" style:parent-style-name="Standard">
      <style:paragraph-properties fo:text-align="justify" style:justify-single-word="false"/>
      <style:text-properties fo:color="#000000" style:font-name="Open Sans Light" fo:font-size="12pt" fo:font-weight="normal" officeooo:rsid="00136581" officeooo:paragraph-rsid="0013527f" style:font-size-asian="10.5pt" style:font-weight-asian="normal" style:font-size-complex="12pt" style:font-weight-complex="normal"/>
    </style:style>
    <style:style style:name="P45" style:family="paragraph" style:parent-style-name="Standard">
      <style:paragraph-properties fo:text-align="justify" style:justify-single-word="false"/>
      <style:text-properties fo:color="#000000" style:font-name="Open Sans Light" fo:font-size="12pt" fo:font-weight="normal" officeooo:rsid="00136581" officeooo:paragraph-rsid="00136581" style:font-size-asian="10.5pt" style:font-weight-asian="normal" style:font-size-complex="12pt" style:font-weight-complex="normal"/>
    </style:style>
    <style:style style:name="P46" style:family="paragraph" style:parent-style-name="Standard">
      <style:paragraph-properties fo:text-align="justify" style:justify-single-word="false"/>
      <style:text-properties fo:color="#000000" style:font-name="Open Sans Light" fo:font-size="12pt" fo:font-weight="normal" officeooo:rsid="00176d45" officeooo:paragraph-rsid="00176d45" style:font-size-asian="10.5pt" style:font-weight-asian="normal" style:font-size-complex="12pt" style:font-weight-complex="normal"/>
    </style:style>
    <style:style style:name="P47" style:family="paragraph" style:parent-style-name="Standard">
      <style:paragraph-properties fo:text-align="justify" style:justify-single-word="false"/>
      <style:text-properties fo:color="#000000" style:font-name="Open Sans Light" fo:font-size="12pt" fo:font-weight="normal" officeooo:rsid="0018af93" officeooo:paragraph-rsid="0018af93" style:font-size-asian="10.5pt" style:font-weight-asian="normal" style:font-size-complex="12pt" style:font-weight-complex="normal"/>
    </style:style>
    <style:style style:name="P48" style:family="paragraph" style:parent-style-name="Standard">
      <style:paragraph-properties fo:text-align="justify" style:justify-single-word="false"/>
      <style:text-properties fo:color="#000000" style:font-name="Open Sans Light" fo:font-size="12pt" fo:font-style="normal" fo:font-weight="normal" officeooo:rsid="0018af93" officeooo:paragraph-rsid="0023120a"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justify" style:justify-single-word="false"/>
      <style:text-properties fo:color="#000000" style:font-name="Open Sans Light" fo:font-size="12pt" fo:font-style="normal" fo:font-weight="normal" officeooo:rsid="0018d18a" officeooo:paragraph-rsid="0018d18a"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justify" style:justify-single-word="false"/>
      <style:text-properties fo:color="#000000" style:font-name="Open Sans Light" fo:font-size="12pt" fo:font-style="normal" fo:font-weight="normal" officeooo:rsid="001ba40a" officeooo:paragraph-rsid="0018d18a"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justify" style:justify-single-word="false"/>
      <style:text-properties fo:color="#000000" style:font-name="Open Sans Light" fo:font-size="12pt" fo:font-style="normal" fo:font-weight="normal" officeooo:rsid="002147a6" officeooo:paragraph-rsid="001f517a"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justify" style:justify-single-word="false"/>
      <style:text-properties fo:color="#000000" style:font-name="Open Sans Light" fo:font-size="12pt" fo:font-style="normal" fo:font-weight="normal" officeooo:rsid="002147a6" officeooo:paragraph-rsid="0022d71a"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justify" style:justify-single-word="false"/>
      <style:text-properties fo:color="#000000" style:font-name="Open Sans Light" fo:font-size="12pt" fo:font-style="normal" fo:font-weight="normal" officeooo:rsid="0023120a" officeooo:paragraph-rsid="0023120a"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justify" style:justify-single-word="false"/>
      <style:text-properties fo:color="#808080" style:font-name="Open Sans Light" fo:font-size="12pt" fo:font-weight="normal" officeooo:rsid="000d16fa" officeooo:paragraph-rsid="000d16fa" style:font-size-asian="10.5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cc31c" style:font-weight-asian="normal" style:font-weight-complex="normal"/>
    </style:style>
    <style:style style:name="T3" style:family="text">
      <style:text-properties fo:font-weight="normal" officeooo:rsid="000d16fa" style:font-weight-asian="normal" style:font-weight-complex="normal"/>
    </style:style>
    <style:style style:name="T4" style:family="text">
      <style:text-properties fo:font-weight="normal" officeooo:rsid="0010138d" style:font-weight-asian="normal" style:font-weight-complex="normal"/>
    </style:style>
    <style:style style:name="T5" style:family="text">
      <style:text-properties fo:font-weight="normal" officeooo:rsid="0013527f" style:font-weight-asian="normal" style:font-weight-complex="normal"/>
    </style:style>
    <style:style style:name="T6" style:family="text">
      <style:text-properties fo:font-weight="normal" officeooo:rsid="00136581" style:font-weight-asian="normal" style:font-weight-complex="normal"/>
    </style:style>
    <style:style style:name="T7" style:family="text">
      <style:text-properties fo:font-weight="normal" officeooo:rsid="0013d642" style:font-weight-asian="normal" style:font-weight-complex="normal"/>
    </style:style>
    <style:style style:name="T8" style:family="text">
      <style:text-properties fo:font-weight="normal" officeooo:rsid="00143778" style:font-weight-asian="normal" style:font-weight-complex="normal"/>
    </style:style>
    <style:style style:name="T9" style:family="text">
      <style:text-properties fo:font-weight="normal" officeooo:rsid="00165c0a" style:font-weight-asian="normal" style:font-weight-complex="normal"/>
    </style:style>
    <style:style style:name="T10" style:family="text">
      <style:text-properties fo:font-weight="normal" officeooo:rsid="00176d45" style:font-weight-asian="normal" style:font-weight-complex="normal"/>
    </style:style>
    <style:style style:name="T11" style:family="text">
      <style:text-properties fo:font-weight="normal" officeooo:rsid="0018af93" style:font-weight-asian="normal" style:font-weight-complex="normal"/>
    </style:style>
    <style:style style:name="T12" style:family="text">
      <style:text-properties fo:font-weight="normal" officeooo:rsid="0023120a" style:font-weight-asian="normal" style:font-weight-complex="normal"/>
    </style:style>
    <style:style style:name="T13" style:family="text">
      <style:text-properties fo:font-weight="normal" officeooo:rsid="0026cee9" style:font-weight-asian="normal" style:font-weight-complex="normal"/>
    </style:style>
    <style:style style:name="T14" style:family="text">
      <style:text-properties fo:font-weight="normal" style:font-size-asian="10.5pt" style:font-weight-asian="normal" style:font-weight-complex="normal"/>
    </style:style>
    <style:style style:name="T15" style:family="text">
      <style:text-properties fo:font-weight="normal" officeooo:rsid="000be064" style:font-size-asian="10.5pt" style:font-weight-asian="normal" style:font-weight-complex="normal"/>
    </style:style>
    <style:style style:name="T16" style:family="text">
      <style:text-properties fo:font-weight="normal" officeooo:rsid="000d16fa" style:font-size-asian="10.5pt" style:font-weight-asian="normal" style:font-weight-complex="normal"/>
    </style:style>
    <style:style style:name="T17" style:family="text">
      <style:text-properties fo:font-weight="normal" officeooo:rsid="000e3507" style:font-size-asian="10.5pt" style:font-weight-asian="normal" style:font-weight-complex="normal"/>
    </style:style>
    <style:style style:name="T18" style:family="text">
      <style:text-properties fo:color="#000000" fo:font-size="12pt" style:font-size-asian="10.5pt" style:font-size-complex="12pt"/>
    </style:style>
    <style:style style:name="T19" style:family="text">
      <style:text-properties fo:color="#000000" fo:font-size="12pt" officeooo:rsid="000cc31c" style:font-size-asian="10.5pt" style:font-size-complex="12pt"/>
    </style:style>
    <style:style style:name="T20" style:family="text">
      <style:text-properties fo:color="#000000" fo:font-weight="normal" style:font-weight-asian="normal" style:font-weight-complex="normal"/>
    </style:style>
    <style:style style:name="T21" style:family="text">
      <style:text-properties fo:color="#000000" fo:font-weight="normal" officeooo:rsid="00156920" style:font-weight-asian="normal" style:font-weight-complex="normal"/>
    </style:style>
    <style:style style:name="T22" style:family="text">
      <style:text-properties fo:color="#000000" fo:font-weight="normal" officeooo:rsid="0013527f" style:font-weight-asian="normal" style:font-weight-complex="normal"/>
    </style:style>
    <style:style style:name="T23" style:family="text">
      <style:text-properties fo:color="#000000" fo:font-weight="normal" style:font-size-asian="10.5pt" style:font-weight-asian="normal" style:font-weight-complex="normal"/>
    </style:style>
    <style:style style:name="T24" style:family="text">
      <style:text-properties fo:color="#000000" fo:font-weight="normal" officeooo:rsid="000d16fa" style:font-size-asian="10.5pt" style:font-weight-asian="normal" style:font-weight-complex="normal"/>
    </style:style>
    <style:style style:name="T25" style:family="text">
      <style:text-properties fo:color="#000000" officeooo:rsid="00156920"/>
    </style:style>
    <style:style style:name="T26" style:family="text">
      <style:text-properties fo:color="#000000" fo:font-style="normal" officeooo:rsid="002147a6" style:font-style-asian="normal" style:font-style-complex="normal"/>
    </style:style>
    <style:style style:name="T27" style:family="text">
      <style:text-properties fo:color="#000000" fo:font-style="normal" fo:font-weight="normal" style:font-style-asian="normal" style:font-weight-asian="normal" style:font-style-complex="normal" style:font-weight-complex="normal"/>
    </style:style>
    <style:style style:name="T28" style:family="text">
      <style:text-properties fo:color="#000000" fo:font-style="normal" fo:font-weight="normal" officeooo:rsid="002147a6" style:font-style-asian="normal" style:font-weight-asian="normal" style:font-style-complex="normal" style:font-weight-complex="normal"/>
    </style:style>
    <style:style style:name="T29" style:family="text">
      <style:text-properties fo:color="#000000" fo:font-style="normal" fo:font-weight="normal" officeooo:rsid="0023120a" style:font-style-asian="normal" style:font-weight-asian="normal" style:font-style-complex="normal" style:font-weight-complex="normal"/>
    </style:style>
    <style:style style:name="T30" style:family="text">
      <style:text-properties officeooo:rsid="000cc31c"/>
    </style:style>
    <style:style style:name="T31" style:family="text">
      <style:text-properties fo:color="#666666"/>
    </style:style>
    <style:style style:name="T32" style:family="text">
      <style:text-properties fo:color="#666666" officeooo:rsid="0013527f"/>
    </style:style>
    <style:style style:name="T33" style:family="text">
      <style:text-properties fo:color="#666666" officeooo:rsid="00136581"/>
    </style:style>
    <style:style style:name="T34" style:family="text">
      <style:text-properties fo:color="#666666" officeooo:rsid="000cc31c"/>
    </style:style>
    <style:style style:name="T35" style:family="text">
      <style:text-properties fo:color="#666666" officeooo:rsid="000e3507"/>
    </style:style>
    <style:style style:name="T36" style:family="text">
      <style:text-properties fo:color="#666666" fo:font-style="normal" officeooo:rsid="000d16fa" style:font-style-asian="normal" style:font-style-complex="normal"/>
    </style:style>
    <style:style style:name="T37" style:family="text">
      <style:text-properties fo:color="#808080" fo:font-weight="normal" officeooo:rsid="000d16fa" style:font-size-asian="10.5pt" style:font-weight-asian="normal" style:font-weight-complex="normal"/>
    </style:style>
    <style:style style:name="T38" style:family="text">
      <style:text-properties fo:color="#808080" fo:font-size="11pt" fo:font-weight="normal" officeooo:rsid="000e9505" style:font-size-asian="11pt" style:font-weight-asian="normal" style:font-size-complex="11pt" style:font-weight-complex="normal"/>
    </style:style>
    <style:style style:name="T39" style:family="text">
      <style:text-properties fo:color="#333333" fo:font-weight="normal" style:font-size-asian="10.5pt" style:font-weight-asian="normal" style:font-weight-complex="normal"/>
    </style:style>
    <style:style style:name="T40" style:family="text">
      <style:text-properties fo:color="#333333" fo:font-weight="normal" officeooo:rsid="000be064" style:font-size-asian="10.5pt" style:font-weight-asian="normal" style:font-weight-complex="normal"/>
    </style:style>
    <style:style style:name="T41" style:family="text">
      <style:text-properties officeooo:rsid="0010138d"/>
    </style:style>
    <style:style style:name="T42" style:family="text">
      <style:text-properties officeooo:rsid="0013527f"/>
    </style:style>
    <style:style style:name="T43" style:family="text">
      <style:text-properties officeooo:rsid="00136581"/>
    </style:style>
    <style:style style:name="T44" style:family="text">
      <style:text-properties officeooo:rsid="00176d45"/>
    </style:style>
    <style:style style:name="T45" style:family="text">
      <style:text-properties officeooo:rsid="0018af93"/>
    </style:style>
    <style:style style:name="T46" style:family="text">
      <style:text-properties fo:font-style="italic" fo:font-weight="normal" officeooo:rsid="0018af93" style:font-style-asian="italic" style:font-weight-asian="normal" style:font-style-complex="italic" style:font-weight-complex="normal"/>
    </style:style>
    <style:style style:name="T47" style:family="text">
      <style:text-properties fo:font-style="normal" style:font-style-asian="normal" style:font-style-complex="normal"/>
    </style:style>
    <style:style style:name="T48" style:family="text">
      <style:text-properties fo:font-style="normal" officeooo:rsid="0018af93" style:font-style-asian="normal" style:font-style-complex="normal"/>
    </style:style>
    <style:style style:name="T49" style:family="text">
      <style:text-properties fo:font-style="normal" officeooo:rsid="0018d18a" style:font-style-asian="normal" style:font-style-complex="normal"/>
    </style:style>
    <style:style style:name="T50" style:family="text">
      <style:text-properties fo:font-style="normal" officeooo:rsid="001ba40a" style:font-style-asian="normal" style:font-style-complex="normal"/>
    </style:style>
    <style:style style:name="T51" style:family="text">
      <style:text-properties fo:font-style="normal" fo:font-weight="normal" officeooo:rsid="0018af93" style:font-style-asian="normal" style:font-weight-asian="normal" style:font-style-complex="normal" style:font-weight-complex="normal"/>
    </style:style>
    <style:style style:name="T52" style:family="text">
      <style:text-properties fo:font-style="normal" fo:font-weight="normal" officeooo:rsid="0013527f" style:font-style-asian="normal" style:font-weight-asian="normal" style:font-style-complex="normal" style:font-weight-complex="normal"/>
    </style:style>
    <style:style style:name="T53" style:family="text">
      <style:text-properties fo:font-style="normal" fo:font-weight="normal" officeooo:rsid="00156920" style:font-style-asian="normal" style:font-weight-asian="normal" style:font-style-complex="normal" style:font-weight-complex="normal"/>
    </style:style>
    <style:style style:name="T54" style:family="text">
      <style:text-properties fo:font-style="normal" fo:font-weight="normal" officeooo:rsid="0018d18a" style:font-style-asian="normal" style:font-weight-asian="normal" style:font-style-complex="normal" style:font-weight-complex="normal"/>
    </style:style>
    <style:style style:name="T55" style:family="text">
      <style:text-properties fo:font-style="normal" fo:font-weight="normal" officeooo:rsid="0019df09" style:font-style-asian="normal" style:font-weight-asian="normal" style:font-style-complex="normal" style:font-weight-complex="normal"/>
    </style:style>
    <style:style style:name="T56" style:family="text">
      <style:text-properties fo:font-style="normal" fo:font-weight="normal" officeooo:rsid="001ba40a" style:font-style-asian="normal" style:font-weight-asian="normal" style:font-style-complex="normal" style:font-weight-complex="normal"/>
    </style:style>
    <style:style style:name="T57" style:family="text">
      <style:text-properties fo:font-style="normal" fo:font-weight="normal" officeooo:rsid="0023120a" style:font-style-asian="normal" style:font-weight-asian="normal" style:font-style-complex="normal" style:font-weight-complex="normal"/>
    </style:style>
    <style:style style:name="T58" style:family="text">
      <style:text-properties fo:font-style="normal" fo:font-weight="normal" officeooo:rsid="0025656a" style:font-style-asian="normal" style:font-weight-asian="normal" style:font-style-complex="normal" style:font-weight-complex="normal"/>
    </style:style>
    <style:style style:name="T59" style:family="text">
      <style:text-properties officeooo:rsid="0023120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utomatic QC Report Generator</text:p>
      <text:p text:style-name="P1"/>
      <text:p text:style-name="P33">This document summarizes the quality check process for the development projects, the objectives, logic and the methodology of automatic the same checks into a flexible framework which can be used to qualify models for version closures.</text:p>
      <text:p text:style-name="P3"/>
      <text:p text:style-name="P4">Note: <text:span text:style-name="T1">Please refer the process-flow figure for consise (bird-eye) view of the temporal flow of quality check process, which is categorized and color-coded as per the priority and the weightage of the check in quetion.</text:span></text:p>
      <text:p text:style-name="P5"/>
      <text:p text:style-name="P20">Categories – List</text:p>
      <text:p text:style-name="P20"><text:tab/><text:span text:style-name="T1">Systemic Checks</text:span></text:p>
      <text:p text:style-name="P20"><text:span text:style-name="T1"><text:tab/><text:tab/></text:span><text:span text:style-name="T40">Critical Studies</text:span></text:p>
      <text:p text:style-name="P35"><text:tab/><text:tab/>Steady State – Diseases</text:p>
      <text:p text:style-name="P25"><text:span text:style-name="T15"><text:tab/><text:tab/></text:span><text:span text:style-name="T14">Cell line Characteristics</text:span></text:p>
      <text:p text:style-name="P25"><text:span text:style-name="T14"><text:tab/><text:tab/></text:span><text:span text:style-name="T15">IRC Checks</text:span></text:p>
      <text:p text:style-name="P7"><text:span text:style-name="T15"><text:tab/></text:span><text:span text:style-name="T23">Non-negotiable Checks</text:span></text:p>
      <text:p text:style-name="P7"><text:span text:style-name="T14"><text:tab/><text:tab/></text:span><text:span text:style-name="T39">Non-negotiable studies</text:span></text:p>
      <text:p text:style-name="P36"><text:tab/><text:tab/>Hypotheses – Basic networks checks</text:p>
      <text:p text:style-name="P27"><text:span text:style-name="T14"><text:tab/><text:tab/>Standard-of-Care Drug</text:span><text:span text:style-name="T17">s</text:span><text:span text:style-name="T14"> support </text:span><text:span text:style-name="T16">(Sub-Categories existing)</text:span></text:p>
      <text:p text:style-name="P25"><text:span text:style-name="T14"><text:tab/></text:span><text:span text:style-name="T24">Enhancement Checks</text:span></text:p>
      <text:p text:style-name="P25"><text:span text:style-name="T24"><text:tab/><text:tab/></text:span><text:span text:style-name="T16">Gene-Integration-Quality Check (Sub-Categories existing)</text:span></text:p>
      <text:p text:style-name="P37"><text:tab/><text:tab/>Drug-In-Question Check (Sub-Categories existing)</text:p>
      <text:p text:style-name="P38"><text:tab/>Others</text:p>
      <text:p text:style-name="P25"><text:span text:style-name="T24"><text:tab/><text:tab/></text:span><text:span text:style-name="T37">TS/TP status</text:span></text:p>
      <text:p text:style-name="P54"><text:tab/><text:tab/>Cell line MCA status</text:p>
      <text:p text:style-name="P54"><text:tab/><text:tab/>Wishlist Gene Sensitivity status</text:p>
      <text:p text:style-name="P26"><text:span text:style-name="T37"><text:tab/><text:tab/></text:span><text:span text:style-name="T38">(Note: Since the checks in 'others' category is done on a once-in-a-version <text:tab/><text:tab/><text:tab/>basis, this cannot be tackeled in the automation plan (which is focused for <text:tab/><text:tab/><text:tab/>the daily check basis)</text:span></text:p>
      <text:p text:style-name="P34"><text:tab/><text:tab/></text:p>
      <text:p text:style-name="P4"><text:span text:style-name="T18">Categories - </text:span><text:span text:style-name="T19">Definitive</text:span></text:p>
      <text:p text:style-name="P6"><text:span text:style-name="T18">In this section, we will quantify the checks and the passing criterion for the same; we will discuss the method to </text:span><text:span text:style-name="T19">qualify and quantify (in an automatic manner) the same which can be used to determine the closure plans and other actions.</text:span></text:p>
      <text:p text:style-name="P8"/>
      <text:p text:style-name="P28">Systemic Checks</text:p>
      <text:p text:style-name="P9"><text:span text:style-name="T1"><text:tab/></text:span><text:span text:style-name="T31">Critical Studies</text:span></text:p>
      <text:p text:style-name="P39"><text:tab/><text:tab/>Generally considered a product of improper modeling or mathematical <text:tab/><text:tab/><text:tab/>discord, few drug combinitions or triggers tend to run in positive-feedback <text:tab/><text:tab/>loops or unbalanced resitance-sensitivity loops. No critical studies should <text:tab/><text:tab/>exist in the final run. Drug combinations and triggers are tolerable, but <text:tab/><text:tab/><text:tab/>Cwdrug studies are not.</text:p>
      <text:p text:style-name="P9"/>
      <text:p text:style-name="P10"><text:soft-page-break/><text:span text:style-name="T2"><text:tab/><text:tab/></text:span><text:span text:style-name="T30">Input</text:span><text:span text:style-name="T2">: report.lsf.</text:span></text:p>
      <text:p text:style-name="P10"/>
      <text:p text:style-name="P10"><text:span text:style-name="T2"><text:tab/><text:tab/></text:span><text:span text:style-name="T41">Processing:</text:span><text:span text:style-name="T2"> need to extract the FAIL categories in the same and <text:tab/><text:tab/><text:tab/><text:tab/>generate the delta-time error list which represents the failing studies. </text:span></text:p>
      <text:p text:style-name="P39"><text:tab/><text:tab/></text:p>
      <text:p text:style-name="P9"><text:span text:style-name="T2"><text:tab/><text:tab/></text:span><text:span text:style-name="T30">Output: </text:span><text:span text:style-name="T2">A negative count can be defined for the same; a large negative total <text:tab/><text:tab/>will define </text:span><text:span text:style-name="T3">a unstable model and hence is not qualifiable for closure.</text:span></text:p>
      <text:p text:style-name="P38"/>
      <text:p text:style-name="P8"><text:span text:style-name="T1"><text:tab/></text:span><text:span text:style-name="T31">Steady State – Diseases</text:span></text:p>
      <text:p text:style-name="P8"><text:span text:style-name="T1"><text:tab/><text:tab/></text:span><text:span text:style-name="T4">All studies are defined on the basis of cell lines. Hence it is imparative that <text:tab/><text:tab/>false-positive and false-negative comaprisons should not exist due to the <text:tab/><text:tab/>intrinsic unstability of diseases.</text:span></text:p>
      <text:p text:style-name="P40"><text:tab/><text:tab/></text:p>
      <text:p text:style-name="P12"><text:span text:style-name="T4"><text:tab/><text:tab/></text:span><text:span text:style-name="T41">Input</text:span><text:span text:style-name="T4">: Overall_report.txt</text:span></text:p>
      <text:p text:style-name="P41"><text:tab/><text:tab/></text:p>
      <text:p text:style-name="P10"><text:span text:style-name="T4"><text:tab/><text:tab/></text:span><text:span text:style-name="T41">Processing</text:span><text:span text:style-name="T4">: Need to extract out the _PLACEBO assertions. These need to <text:tab/><text:tab/>be passing.</text:span></text:p>
      <text:p text:style-name="P10"/>
      <text:p text:style-name="P10"><text:span text:style-name="T4"><text:tab/><text:tab/></text:span><text:span text:style-name="T41">Output</text:span><text:span text:style-name="T4">: Pass/Fail status from report.txt and highlight the FAILs.</text:span></text:p>
      <text:p text:style-name="P8"><text:span text:style-name="T1"><text:tab/><text:tab/></text:span><text:span text:style-name="T2">Cell line Characteristics</text:span></text:p>
      <text:p text:style-name="P42"><text:tab/></text:p>
      <text:p text:style-name="P11"><text:span text:style-name="T1"><text:tab/></text:span><text:span text:style-name="T32">Cell-line Characteristics</text:span></text:p>
      <text:p text:style-name="P8"><text:tab/><text:tab/><text:span text:style-name="T5">Cell lines define the virtual disease conditions which are characterized by <text:tab/><text:tab/>certain definitive markers and mechanistic senstivity and dynamicity. These <text:tab/><text:tab/>need to be ensured every version to project that the cell line supported <text:tab/><text:tab/><text:tab/>virtual studies are in accord to the predefined biological mechanism and cell <text:tab/><text:tab/>type response. Hence a set of characteristic assertions will be defined for <text:tab/><text:tab/>the cell lines. These need to be passing for all the cell lines.</text:span></text:p>
      <text:p text:style-name="P8"/>
      <text:p text:style-name="P8"><text:span text:style-name="T5"><text:tab/><text:tab/></text:span><text:span text:style-name="T42">Input: </text:span><text:span text:style-name="T5">Report.txt</text:span></text:p>
      <text:p text:style-name="P43"><text:tab/><text:tab/></text:p>
      <text:p text:style-name="P13"><text:span text:style-name="T5"><text:tab/><text:tab/></text:span><text:span text:style-name="T42">Processing</text:span><text:span text:style-name="T5">: Check the PASS/FAIL status of all the assertions. Assign <text:tab/><text:tab/><text:tab/>tolerance/negative scores for failing assertions.</text:span></text:p>
      <text:p text:style-name="P13"/>
      <text:p text:style-name="P13"><text:span text:style-name="T5"><text:tab/><text:tab/></text:span><text:span text:style-name="T42">Output</text:span><text:span text:style-name="T5">: Final status and scores for all the cell lines. A high negative score is <text:tab/><text:tab/>not qualifiable for closure.</text:span></text:p>
      <text:p text:style-name="P13"/>
      <text:p text:style-name="P13"><text:span text:style-name="T5"><text:tab/></text:span><text:span text:style-name="T33">IRC Checks</text:span></text:p>
      <text:p text:style-name="P44"><text:tab/><text:tab/>Integration-Ready-Checks are self-explainatory. IRC clearence is imparative <text:tab/><text:tab/>to ensure that all links are added and formalized (rightly), the dynamicity of <text:tab/><text:tab/>the model is maintained and will support various mutations and <text:tab/><text:tab/><text:tab/><text:tab/>perturbations as it is supposed to. Hence IRC clearence is a high priority for <text:tab/><text:tab/>model closure.</text:p>
      <text:p text:style-name="P13"/>
      <text:p text:style-name="P13"><text:soft-page-break/><text:span text:style-name="T6"><text:tab/><text:tab/></text:span><text:span text:style-name="T43">Input</text:span><text:span text:style-name="T6">: Final iMD and Base IRC reports</text:span></text:p>
      <text:p text:style-name="P13"/>
      <text:p text:style-name="P14"><text:span text:style-name="T6"><text:tab/><text:tab/></text:span><text:span text:style-name="T43">Processing</text:span><text:span text:style-name="T6">: IRC report is to be generated for the input model and all the <text:tab/><text:tab/>static/dynamic new issues are to be compiled into a separate file. Ideally, <text:tab/><text:tab/>new issues should be ~0. However, this is never the case. Hence a certai</text:span><text:span text:style-name="T13">n</text:span><text:span text:style-name="T6"><text:tab/><text:tab/>level of isses are tolerable. Based on the impact the new issues are to be <text:tab/><text:tab/>negatively score.</text:span></text:p>
      <text:p text:style-name="P45"><text:tab/><text:tab/></text:p>
      <text:p text:style-name="P45"><text:tab/><text:tab/>Km/S, steady species, CNU – High Intolerance (high negative score)</text:p>
      <text:p text:style-name="P45"><text:tab/><text:tab/>All other dynamic isses – Moderate Intolerance</text:p>
      <text:p text:style-name="P14"><text:span text:style-name="T6"><text:tab/><text:tab/>All other static issues – </text:span><text:span text:style-name="T8">Moderate </text:span><text:span text:style-name="T6">Tolerance</text:span></text:p>
      <text:p text:style-name="P14"/>
      <text:p text:style-name="P14"><text:span text:style-name="T6"><text:tab/><text:tab/></text:span><text:span text:style-name="T43">Output</text:span><text:span text:style-name="T6">: The score for the final IRC status. If the score in </text:span><text:span text:style-name="T7">lower</text:span><text:span text:style-name="T6"> than a <text:tab/><text:tab/><text:tab/>defined threshold, model is not qualifiable for closure.</text:span></text:p>
      <text:p text:style-name="P45"/>
      <text:p text:style-name="P22">Non-Negotiable Checks</text:p>
      <text:p text:style-name="P22"><text:tab/><text:span text:style-name="T31">Non-Negotiable Hyoptheses</text:span></text:p>
      <text:p text:style-name="P22"><text:span text:style-name="T20"><text:tab/><text:tab/></text:span><text:span text:style-name="T21">A set of studies that have been validated from CW from have been defined <text:tab/><text:tab/>as non-negotiable, passing studies. These have to be supported (or passing) <text:tab/><text:tab/>with version.</text:span></text:p>
      <text:p text:style-name="P22"/>
      <text:p text:style-name="P22"><text:span text:style-name="T21"><text:tab/><text:tab/></text:span><text:span text:style-name="T25">Input</text:span><text:span text:style-name="T21">: Report.txt</text:span></text:p>
      <text:p text:style-name="P22"/>
      <text:p text:style-name="P23"><text:span text:style-name="T21"><text:tab/><text:tab/></text:span><text:span text:style-name="T25">Processing</text:span><text:span text:style-name="T21">: </text:span><text:span text:style-name="T22">Check the PASS/FAIL status of all the assertions. Assign <text:tab/><text:tab/><text:tab/>tolerance/negative scores for failing assertions.</text:span></text:p>
      <text:p text:style-name="P23"/>
      <text:p text:style-name="P23"><text:span text:style-name="T22"><text:tab/><text:tab/></text:span><text:span text:style-name="T25">Output</text:span><text:span text:style-name="T21">: </text:span><text:span text:style-name="T22">Final status and scores for all the cell lines. </text:span><text:span text:style-name="T21">FAIL status in not <text:tab/><text:tab/><text:tab/>tolerable in this case, hence not qualifiable for closure.</text:span></text:p>
      <text:p text:style-name="P22"/>
      <text:p text:style-name="P24"><text:span text:style-name="T21"><text:tab/></text:span><text:span text:style-name="T34">Hypotheses – Basic networks checks</text:span></text:p>
      <text:p text:style-name="P8"><text:span text:style-name="T1"><text:tab/><text:tab/></text:span><text:span text:style-name="T9">A set of networks are checked and must be aligned to <text:tab/><text:tab/><text:tab/><text:tab/><text:tab/>ensure all the basic loops are working as per biology. Hence these are also <text:tab/><text:tab/>'must-be-aligned' category.</text:span></text:p>
      <text:p text:style-name="P8"/>
      <text:p text:style-name="P8"><text:span text:style-name="T9"><text:tab/><text:tab/></text:span><text:span text:style-name="T44">Input</text:span><text:span text:style-name="T10">: Report.txt, study Dbs</text:span></text:p>
      <text:p text:style-name="P8"/>
      <text:p text:style-name="P8"><text:span text:style-name="T10"><text:tab/><text:tab/></text:span><text:span text:style-name="T44">Processing</text:span><text:span text:style-name="T10">: These are sub-categorized and a set of studies are present in <text:tab/><text:tab/>the icphysData directory. They are to be extracted and the DB values for the <text:tab/><text:tab/>prescribed markers and phenotypes are to be extracted. Based on the pre-<text:tab/><text:tab/>defined rule, these values should be aligning else it is a FAIL. All the <text:tab/><text:tab/><text:tab/>assertions should be passing. (Details of every hypotheses and the rules can <text:tab/><text:tab/>be discussed separately)</text:span></text:p>
      <text:p text:style-name="P8"/>
      <text:p text:style-name="P46"><text:tab/><text:tab/></text:p>
      <text:p text:style-name="P15"><text:soft-page-break/><text:span text:style-name="T10"><text:tab/><text:tab/></text:span><text:span text:style-name="T44">Output</text:span><text:span text:style-name="T10">: The PASS/FAIL status for all the hypotheses are to be generated, <text:tab/><text:tab/>FAIL status is not tolerable here also. Plots for the same sets of hypotheses, <text:tab/><text:tab/>as prescribed need to be generated.</text:span></text:p>
      <text:p text:style-name="P15"/>
      <text:p text:style-name="P16"><text:span text:style-name="T11"><text:tab/> </text:span><text:span text:style-name="T34">Standard-of-Care Drug</text:span><text:span text:style-name="T35">s</text:span><text:span text:style-name="T34"> support</text:span></text:p>
      <text:p text:style-name="P16"><text:span text:style-name="T34"><text:tab/><text:tab/></text:span><text:span text:style-name="T11">These form the most extensively checked set of conditions for a set drugs <text:tab/><text:tab/>which have clinical relavance; as they form the candelstick for checking drug-<text:tab/><text:tab/>sensitivty for patients and disease support and <text:s/>coverage.</text:span></text:p>
      <text:p text:style-name="P47"><text:tab/><text:tab/>All the below-mentioned branches should be aligning to project that the <text:tab/><text:tab/><text:tab/>drug/SOC is supported in the system.</text:p>
      <text:p text:style-name="P16"/>
      <text:p text:style-name="P47"><text:tab/><text:tab/>1) Confidence</text:p>
      <text:p text:style-name="P16"><text:span text:style-name="T11"><text:tab/><text:tab/></text:span><text:span text:style-name="T45">Input</text:span><text:span text:style-name="T11">: Report.txt</text:span></text:p>
      <text:p text:style-name="P16"><text:span text:style-name="T11"><text:tab/><text:tab/></text:span><text:span text:style-name="T45">Processing</text:span><text:span text:style-name="T11">: Generate the Drug Confidence.</text:span></text:p>
      <text:p text:style-name="P16"><text:span text:style-name="T11"><text:tab/><text:tab/></text:span><text:span text:style-name="T45">Output</text:span><text:span text:style-name="T11">: Confidence value. Should be higher that/maintained to base value.</text:span></text:p>
      <text:p text:style-name="P16"/>
      <text:p text:style-name="P47"><text:tab/><text:tab/>2) Drug-Component-Analysis</text:p>
      <text:p text:style-name="P16"><text:span text:style-name="T11"><text:tab/><text:tab/></text:span><text:span text:style-name="T45">Input</text:span><text:span text:style-name="T11">: DCA run Dbs</text:span></text:p>
      <text:p text:style-name="P16"><text:span text:style-name="T11"><text:tab/><text:tab/></text:span><text:span text:style-name="T45">Processing</text:span><text:span text:style-name="T11">: For the SOC in question, extract the end-values from the DCA <text:tab/><text:tab/>DBs. The values should be aligning as per the DCA rule for the drug. (E</text:span><text:span text:style-name="T46">x: for <text:tab/><text:tab/>LEN: $IKZF1,$IKZF3,$IRS1... represents the variable holding the appropriate <text:tab/><text:tab/><text:tab/>end-value from the <text:s/>defined DB, then , $IKZF1&gt;$IKZF3&gt;$IRS1&gt;... is the <text:tab/><text:tab/><text:tab/><text:tab/>passing rule.</text:span><text:span text:style-name="T51">)</text:span></text:p>
      <text:p text:style-name="P16"><text:span text:style-name="T51"><text:tab/><text:tab/></text:span><text:span text:style-name="T48">Output</text:span><text:span text:style-name="T51">: DCA report. FAIL status with details</text:span></text:p>
      <text:p text:style-name="P16"/>
      <text:p text:style-name="P16"><text:span text:style-name="T51"><text:tab/><text:tab/></text:span><text:span text:style-name="T57">3) Dominance</text:span></text:p>
      <text:p text:style-name="P16"><text:tab/><text:tab/><text:span text:style-name="T59">Input: </text:span><text:span text:style-name="T12">Drug Matrix run Dbs</text:span></text:p>
      <text:p text:style-name="P16"><text:span text:style-name="T12"><text:tab/><text:tab/></text:span><text:span text:style-name="T59">Processing</text:span><text:span text:style-name="T12">: Generate the end-values for all the studies for the SOC in <text:tab/><text:tab/><text:tab/>question, if value of any cell line is &gt; 80% This should be flagged.</text:span></text:p>
      <text:p text:style-name="P16"><text:span text:style-name="T12"><text:tab/><text:tab/></text:span><text:span text:style-name="T59">Ouptut</text:span><text:span text:style-name="T12">: Dominance report csv</text:span></text:p>
      <text:p text:style-name="P48"><text:tab/><text:tab/></text:p>
      <text:p text:style-name="P19"><text:span text:style-name="T51"><text:tab/><text:tab/></text:span><text:span text:style-name="T57">4</text:span><text:span text:style-name="T51">) Hypotheses</text:span></text:p>
      <text:p text:style-name="P16"><text:span text:style-name="T51"><text:tab/><text:tab/></text:span><text:span text:style-name="T48">Input</text:span><text:span text:style-name="T51">: Report.txt</text:span></text:p>
      <text:p text:style-name="P16"><text:span text:style-name="T51"><text:tab/><text:tab/></text:span><text:span text:style-name="T48">Processing</text:span><text:span text:style-name="T51">: </text:span><text:span text:style-name="T52">Check the PASS/FAIL status of all the assertions. Assign <text:tab/><text:tab/><text:tab/>tolerance/negative scores for failing assertions.</text:span></text:p>
      <text:p text:style-name="P16"><text:span text:style-name="T52"><text:tab/><text:tab/></text:span><text:span text:style-name="T48">Output</text:span><text:span text:style-name="T51">: </text:span><text:span text:style-name="T52">Final status and scores for all the cell lines. </text:span><text:span text:style-name="T53">FAIL status in not <text:tab/><text:tab/><text:tab/>tolerable in this case, hence not qualifiable for closure.</text:span></text:p>
      <text:p text:style-name="P16"/>
      <text:p text:style-name="P16"><text:span text:style-name="T53"><text:tab/><text:tab/></text:span><text:span text:style-name="T57">5</text:span><text:span text:style-name="T54">) Dose Response</text:span></text:p>
      <text:p text:style-name="P16"><text:span text:style-name="T54"><text:tab/><text:tab/></text:span><text:span text:style-name="T49">Input</text:span><text:span text:style-name="T54">: report.lsf from Dose Response Dbs.</text:span></text:p>
      <text:p text:style-name="P17"><text:span text:style-name="T54"><text:tab/><text:tab/></text:span><text:span text:style-name="T49">Processing</text:span><text:span text:style-name="T54">: Check the PASS/FAIL status for the studies. Rule for passing is:<text:tab/><text:tab/>for drug,</text:span></text:p>
      <text:p text:style-name="P49"><text:tab/><text:tab/><text:tab/>for response in C to 8C</text:p>
      <text:p text:style-name="P17"><text:span text:style-name="T54"><text:tab/><text:tab/><text:tab/><text:tab/></text:span><text:span text:style-name="T58">if </text:span><text:span text:style-name="T54">num_PASS &gt;= 3 </text:span><text:span text:style-name="T57">then PASS else FAIL</text:span></text:p>
      <text:p text:style-name="P17"><text:soft-page-break/><text:span text:style-name="T54"><text:tab/><text:tab/></text:span><text:span text:style-name="T49">Output</text:span><text:span text:style-name="T54">: Green/Red Signal for all the drugs depending on number of <text:tab/><text:tab/><text:tab/>passing.</text:span></text:p>
      <text:p text:style-name="P17"/>
      <text:p text:style-name="P18"><text:span text:style-name="T54"><text:tab/><text:tab/></text:span><text:span text:style-name="T57">6</text:span><text:span text:style-name="T54">) Network-Flow</text:span></text:p>
      <text:p text:style-name="P17"><text:span text:style-name="T54"><text:tab/><text:tab/>This will be tackeled separately as this will not be considered part of <text:tab/><text:tab/><text:tab/></text:span><text:span text:style-name="T55">automatable check.</text:span></text:p>
      <text:p text:style-name="P17"/>
      <text:p text:style-name="P17"><text:span text:style-name="T55"><text:tab/><text:tab/></text:span><text:span text:style-name="T57">7</text:span><text:span text:style-name="T56">) On-Target Inhibition</text:span></text:p>
      <text:p text:style-name="P17"><text:span text:style-name="T56"><text:tab/><text:tab/></text:span><text:span text:style-name="T50">Input</text:span><text:span text:style-name="T56">: icphysData Dbs</text:span></text:p>
      <text:p text:style-name="P17"><text:span text:style-name="T56"><text:tab/><text:tab/></text:span><text:span text:style-name="T50">Processing</text:span><text:span text:style-name="T56">: Generate on-target inhibition report for drug. If value not in 55-<text:tab/><text:tab/>67%, this should be flagged as RED.</text:span></text:p>
      <text:p text:style-name="P17"><text:span text:style-name="T56"><text:tab/><text:tab/></text:span><text:span text:style-name="T50">Output</text:span><text:span text:style-name="T56">: On-target report and status.</text:span></text:p>
      <text:p text:style-name="P17"/>
      <text:p text:style-name="P50"/>
      <text:p text:style-name="P29"><text:span text:style-name="T50">E</text:span><text:span text:style-name="T47">nhancement Checks</text:span></text:p>
      <text:p text:style-name="P29"><text:span text:style-name="T47"><text:tab/> </text:span><text:span text:style-name="T36">Gene-Integration-Quality Check</text:span></text:p>
      <text:p text:style-name="P29"><text:span text:style-name="T36"><text:tab/><text:tab/></text:span><text:span text:style-name="T27">For every-version, new genes are intergrated into the model. Hence the <text:tab/><text:tab/><text:tab/>quality of integration should be checked to qualify the model for closure.</text:span></text:p>
      <text:p text:style-name="P29"/>
      <text:p text:style-name="P51"><text:tab/><text:tab/>1) Gene-Link static check</text:p>
      <text:p text:style-name="P29"><text:span text:style-name="T28"><text:tab/><text:tab/></text:span><text:span text:style-name="T26">Input</text:span><text:span text:style-name="T28">: iMD and new gene NSD</text:span></text:p>
      <text:p text:style-name="P29"><text:span text:style-name="T28"><text:tab/><text:tab/></text:span><text:span text:style-name="T26">Processing</text:span><text:span text:style-name="T28">: Run Validate for the iMD vs NDS</text:span></text:p>
      <text:p text:style-name="P29"><text:span text:style-name="T28"><text:tab/><text:tab/></text:span><text:span text:style-name="T26">Output</text:span><text:span text:style-name="T28">: Validate Report (no analysis for report in currently automatable)</text:span></text:p>
      <text:p text:style-name="P29"/>
      <text:p text:style-name="P51"><text:tab/><text:tab/>2) Gene-Link dynamic check</text:p>
      <text:p text:style-name="P29"><text:span text:style-name="T28"><text:tab/><text:tab/></text:span><text:span text:style-name="T26">Input</text:span><text:span text:style-name="T28">: iMD and Gene Perturbation DB</text:span></text:p>
      <text:p text:style-name="P29"><text:span text:style-name="T28"><text:tab/><text:tab/></text:span><text:span text:style-name="T26">Processing</text:span><text:span text:style-name="T28">: Run sensitivity analysis, generate the FFO effect report</text:span></text:p>
      <text:p text:style-name="P30"><text:span text:style-name="T28"><text:tab/><text:tab/></text:span><text:span text:style-name="T26">Output</text:span><text:span text:style-name="T28">: FFO effect report for gene(no analysis for report in currently <text:tab/><text:tab/><text:tab/>automatable)</text:span></text:p>
      <text:p text:style-name="P52"><text:tab/></text:p>
      <text:p text:style-name="P31"><text:span text:style-name="T28"><text:tab/></text:span><text:span text:style-name="T29"> </text:span><text:span text:style-name="T36">Drug-In-Question Check</text:span></text:p>
      <text:p text:style-name="P31"><text:span text:style-name="T36"><text:tab/><text:tab/></text:span><text:span text:style-name="T29">When particular pathways and genes are under construction or revisit, <text:tab/><text:tab/><text:tab/>drugs associcated with them will have to rechecked and ensured all the <text:tab/><text:tab/><text:tab/>branches for drug support are passing. The same applies for new CCD drugs <text:tab/><text:tab/>which are supported for model. </text:span></text:p>
      <text:p text:style-name="P53"><text:tab/><text:tab/>A formalism for checking all the brances for the new drugs or non-SOC <text:tab/><text:tab/><text:tab/>drugs should be designed and the rule should be used to check all the <text:tab/><text:tab/><text:tab/>brances as defined in SOCs section. Reports for the same should be <text:tab/><text:tab/><text:tab/>generated.</text:p>
      <text:p text:style-name="P53"><text:tab/><text:tab/>Additionally, New experimental studies, should also be tagged for the drug <text:tab/><text:tab/>(should be formalized in definition) and the results for the new study should <text:tab/><text:tab/>be displayed in the final report.</text:p>
      <text:p text:style-name="P32"/>
      <text:p text:style-name="P32"/>
      <text:p text:style-name="P21"><text:soft-page-break/>The format for the final report has been shared separately in the HTML format. The reports should be genetated separately. Formalism for defining new check into the automatic checklist should be defin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Open Sans Light" svg:font-family="'Open Sans Light'"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umanth </meta:initial-creator>
    <meta:creation-date>2016-04-10T18:01:16.622319570</meta:creation-date>
    <dc:date>2016-04-10T20:31:12.148338824</dc:date>
    <dc:creator>Sumanth </dc:creator>
    <meta:editing-duration>PT2H22M45S</meta:editing-duration>
    <meta:editing-cycles>29</meta:editing-cycles>
    <meta:generator>LibreOffice/4.2.8.2$Linux_X86_64 LibreOffice_project/420m0$Build-2</meta:generator>
    <meta:document-statistic meta:table-count="0" meta:image-count="0" meta:object-count="0" meta:page-count="6" meta:paragraph-count="116" meta:word-count="1361" meta:character-count="9113" meta:non-whitespace-character-count="7487"/>
  </office:meta>
</office:document-meta>
</file>